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2.75cm" fo:min-width="6.5cm"/>
    </style:style>
    <style:style style:name="gr3" style:family="graphic" style:parent-style-name="standard">
      <style:graphic-properties draw:fill-color="#ff6666" draw:textarea-horizontal-align="justify" draw:textarea-vertical-align="middle" draw:auto-grow-height="false" fo:min-height="2.75cm" fo:min-width="8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2.75cm" fo:min-width="9.5cm"/>
    </style:style>
    <style:style style:name="gr6" style:family="graphic" style:parent-style-name="standard">
      <style:graphic-properties draw:stroke="dash" draw:stroke-dash="Fine_20_Dashed" svg:stroke-color="#000000" draw:marker-end="Arrow" draw:fill-color="#000000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49cm"/>
    </style:style>
    <style:style style:name="gr9" style:family="graphic" style:parent-style-name="standard">
      <style:graphic-properties svg:stroke-color="#000000" draw:fill-color="#ff6666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63cm"/>
    </style:style>
    <style:style style:name="gr11" style:family="graphic" style:parent-style-name="standard">
      <style:graphic-properties svg:stroke-color="#000000" draw:fill-color="#ff99ff" draw:textarea-horizontal-align="justify" draw:textarea-vertical-align="middle" draw:auto-grow-height="false" fo:min-height="0.2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65cm"/>
    </style:style>
    <style:style style:name="gr13" style:family="graphic" style:parent-style-name="standard">
      <style:graphic-properties svg:stroke-color="#000000" draw:fill-color="#99ff66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6666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6666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8pt" style:font-size-complex="14pt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8pt" style:font-size-complex="18pt"/>
    </style:style>
    <style:style style:name="P15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8pt" style:font-size-complex="14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4cm" svg:height="1.673cm" svg:x="5.9cm" svg:y="1cm">
          <draw:text-box>
            <text:p text:style-name="P1"><text:span text:style-name="T1">Simplified Structure Diagram</text:span></text:p>
          </draw:text-box>
        </draw:frame>
        <draw:custom-shape draw:style-name="gr2" draw:text-style-name="P5" xml:id="id2" draw:id="id2" draw:layer="layout" svg:width="7cm" svg:height="3cm" svg:x="7cm" svg:y="14cm">
          <text:p text:style-name="P3"><text:span text:style-name="T1">scanMRI_GUI.py</text:span></text:p>
          <text:p text:style-name="P3"><text:span text:style-name="T1"/></text:p>
          <text:p text:style-name="P4"><text:span text:style-name="T2">-Run to start the program</text:span></text:p>
          <text:p text:style-name="P4"><text:span text:style-name="T2">-Contains main GUI elements</text:span></text:p>
          <text:p text:style-name="P4"><text:span text:style-name="T2">-Contains main Signals and Slo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cm" svg:height="3cm" svg:x="6cm" svg:y="18cm">
          <text:p text:style-name="P3"><text:span text:style-name="T1">scanMRI_ReadSequence.py</text:span></text:p>
          <text:p text:style-name="P3"><text:span text:style-name="T1"/></text:p>
          <text:p text:style-name="P4"><text:span text:style-name="T2">-Open a sequence functions</text:span></text:p>
          <text:p text:style-name="P4"><text:span text:style-name="T2">-Converts a dictionary sequence into matrices</text:span></text:p>
          <text:p text:style-name="P4"><text:span text:style-name="T2">-All matrices contained in Sequence_Object</text:span></text:p>
          <text:p text:style-name="P4"><text:span text:style-name="T2">-Contains GUI to select sequence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cm" svg:y1="17cm" svg:x2="10.5cm" svg:y2="18cm">
          <text:p/>
        </draw:line>
        <draw:custom-shape draw:style-name="gr5" draw:text-style-name="P8" xml:id="id1" draw:id="id1" draw:layer="layout" svg:width="10cm" svg:height="3cm" svg:x="5.5cm" svg:y="22cm">
          <text:p text:style-name="P3"><text:span text:style-name="T1">scanMRI_HardwareControl.py</text:span></text:p>
          <text:p text:style-name="P3"><text:span text:style-name="T1"/></text:p>
          <text:p text:style-name="P4"><text:span text:style-name="T2">-Reads Sequence_Object and talk to NI cards</text:span></text:p>
          <text:p text:style-name="P4"><text:span text:style-name="T2">-Controls all low level functions</text:span></text:p>
          <text:p text:style-name="P4"><text:span text:style-name="T2">-Send events to the GUI to update graphs/indexe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cm" svg:y1="21cm" svg:x2="10.5cm" svg:y2="22cm">
          <text:p/>
        </draw:line>
        <draw:connector draw:style-name="gr6" draw:text-style-name="P9" draw:layer="layout" svg:x1="15.5cm" svg:y1="23.5cm" svg:x2="14cm" svg:y2="15.5cm" draw:start-shape="id1" draw:start-glue-point="1" draw:end-shape="id2" draw:end-glue-point="1" svg:d="M15500 23500h501v-8000h-2001" svg:viewBox="0 0 2002 8001">
          <text:p/>
        </draw:connector>
        <draw:custom-shape draw:style-name="gr2" draw:text-style-name="P5" xml:id="id4" draw:id="id4" draw:layer="layout" svg:width="7cm" svg:height="3cm" svg:x="11cm" svg:y="9cm">
          <text:p text:style-name="P3"><text:span text:style-name="T1">scanMRI_Other.py</text:span></text:p>
          <text:p text:style-name="P3"><text:span text:style-name="T1"/></text:p>
          <text:p text:style-name="P4"><text:span text:style-name="T2">-Deals with save instructions</text:span></text:p>
          <text:p text:style-name="P4"><text:span text:style-name="T2">-Dicom options are contained her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7cm" svg:height="3cm" svg:x="3cm" svg:y="9cm">
          <text:p text:style-name="P3"><text:span text:style-name="T1">scanMRI_Plot.py</text:span></text:p>
          <text:p text:style-name="P3"><text:span text:style-name="T1"/></text:p>
          <text:p text:style-name="P4"><text:span text:style-name="T2">-Deals with preview of the NMR signal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7cm" svg:y1="15.5cm" svg:x2="1cm" svg:y2="15.5cm">
          <text:p/>
        </draw:line>
        <draw:connector draw:style-name="gr7" draw:text-style-name="P3" draw:layer="layout" svg:x1="10.5cm" svg:y1="14cm" svg:x2="6.5cm" svg:y2="12cm" draw:start-shape="id2" draw:start-glue-point="0" draw:end-shape="id3" draw:end-glue-point="2" svg:d="M10500 14000v-1000h-4000v-1000" svg:viewBox="0 0 4001 2001">
          <text:p/>
        </draw:connector>
        <draw:connector draw:style-name="gr7" draw:text-style-name="P3" draw:layer="layout" svg:x1="10.5cm" svg:y1="14cm" svg:x2="14.5cm" svg:y2="12cm" draw:start-shape="id2" draw:start-glue-point="0" draw:end-shape="id4" svg:d="M10500 14000v-1000h4000v-1000" svg:viewBox="0 0 4001 2001">
          <text:p/>
        </draw:connector>
        <draw:frame draw:style-name="gr8" draw:text-style-name="P10" draw:layer="layout" svg:width="4.749cm" svg:height="1.207cm" svg:x="1.651cm" svg:y="14.9cm">
          <draw:text-box>
            <text:p text:style-name="P3"><text:span text:style-name="T3">See Shoki's doc</text:span></text:p>
            <text:p text:style-name="P3"><text:span text:style-name="T3"><text:s/></text:span><text:span text:style-name="T3">for sequence design</text:span></text:p>
          </draw:text-box>
        </draw:frame>
        <draw:custom-shape draw:style-name="gr9" draw:text-style-name="P11" draw:layer="layout" svg:width="0.5cm" svg:height="0.5cm" svg:x="1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1.763cm" svg:height="0.962cm" svg:x="1.637cm" svg:y="3.338cm">
          <draw:text-box>
            <text:p><text:span text:style-name="T4">Difficult part, likely to need modifications</text:span></text:p>
          </draw:text-box>
        </draw:frame>
        <draw:custom-shape draw:style-name="gr11" draw:text-style-name="P13" draw:layer="layout" svg:width="0.496cm" svg:height="0.502cm" svg:x="1.004cm" svg:y="4.5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465cm" svg:height="0.962cm" svg:x="1.635cm" svg:y="4.3cm">
          <draw:text-box>
            <text:p><text:span text:style-name="T5">Difficult part, unlikely to need modifications</text:span></text:p>
          </draw:text-box>
        </draw:frame>
        <draw:custom-shape draw:style-name="gr13" draw:text-style-name="P15" draw:layer="layout" svg:width="0.493cm" svg:height="0.5cm" svg:x="1.007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2.762cm" svg:height="0.962cm" svg:x="1.6cm" svg:y="5.3cm">
          <draw:text-box>
            <text:p><text:span text:style-name="T4">Easy part, likely to need small modific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09:55:01.179354226</meta:creation-date>
    <dc:date>2016-02-17T13:32:55.051000000</dc:date>
    <meta:editing-duration>PT58M13S</meta:editing-duration>
    <meta:editing-cycles>9</meta:editing-cycles>
    <meta:generator>LibreOffice/5.0.1.2$Windows_x86 LibreOffice_project/81898c9f5c0d43f3473ba111d7b351050be20261</meta:generator>
    <meta:document-statistic meta:object-count="19"/>
  </office:meta>
</office:document-meta>
</file>